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f6a21" officeooo:paragraph-rsid="001f6a21"/>
    </style:style>
    <style:style style:name="P2" style:family="paragraph" style:parent-style-name="Standard">
      <style:text-properties officeooo:rsid="001f6a21" officeooo:paragraph-rsid="001f6a21"/>
    </style:style>
    <style:style style:name="P3" style:family="paragraph" style:parent-style-name="Standard">
      <style:paragraph-properties fo:text-align="center" style:justify-single-word="false"/>
      <style:text-properties officeooo:rsid="001f6a21" officeooo:paragraph-rsid="001f6a21"/>
    </style:style>
    <style:style style:name="P4" style:family="paragraph" style:parent-style-name="Standard">
      <style:paragraph-properties fo:text-align="center" style:justify-single-word="false"/>
      <style:text-properties fo:font-size="14pt" officeooo:rsid="001f6a21" officeooo:paragraph-rsid="001f6a21" style:font-size-asian="14pt" style:font-size-complex="14pt"/>
    </style:style>
    <style:style style:name="P5" style:family="paragraph" style:parent-style-name="Footer">
      <style:text-properties officeooo:rsid="001f6a21" officeooo:paragraph-rsid="001f6a2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043a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Thought Process of Nothing</text:p>
      <text:p text:style-name="P3">Friday, September 21, 2018</text:p>
      <text:p text:style-name="P2"/>
      <text:p text:style-name="P2"><text:tab/>What is this life exactly? I mean there are so many possibilities out there that don’t make sense. If it did make some kind of sense, we would all be out there without any kind of safety net. A safety net is something you wish you had, yet here we are without the options and possibilities that don’t wish to make any kind of sense. Either way? That’s what this life is all about. Let’s not discuss that which should not be discussed. Unless it is meant to be understood by that which could be grasped and grabbed hold of. It is a time in life which doesn’t make sense. Thats’ okay! Don’t look back across a chasm you have just crossed, look forward towards something which you would rather be looking forward to.</text:p>
      <text:p text:style-name="P2"><text:tab/>If you have the ability to do something, do it.<text:note text:id="ftn0" text:note-class="footnote"><text:note-citation>1</text:note-citation><text:note-body><text:p text:style-name="P1">No, it’s not always the way you expect it to be. Stop being a crazy person with thoughts and expectations that will only make you seem like an idiot.</text:p></text:note-body></text:note> So, there we are. Doing what we all need to be doing. Looking forward to a place where this life will eventually come to a halt. If you don’t believe me, that’s okay. There’s so many things out there which aren’t made to make sense. There are thoughts and lives out there affected long after anything else can be grasped and understood. There are reasons for these thoughts to come across your mind.</text:p>
      <text:p text:style-name="P2"><text:tab/>Sometimes people come in and out of your life for a reason. Other times they tend to simply leave with no reason at all. They simply disappear. It happens. There’s nothing wrong with that I suppose, but it happens. What else is there to think about when that occurs? I mean, it’s a thing. It happens. People leave. There’s no reason to get attached to any of them. They leave, and they don’t come back.</text:p>
      <text:p text:style-name="P2"><text:tab/>Some attempt to come back into your life, but well you have to stop that from happening. You can’t simply allow them to come back in and crush your life all over again.<text:note text:id="ftn1" text:note-class="footnote"><text:note-citation>2</text:note-citation><text:note-body><text:p text:style-name="P1">Seriously it can suck. If you aren’t ready for such a commitment? There’s no reason for any of it to take place and there’s no reason for you to have to accept that as a punishment. You are your own person, you have the ability to do whatever you need to do and take on whatever that needs to be taken on. This life will roll forward no matter what.</text:p></text:note-body></text:note> Once you realize you are not alone in all of this, it can get easier. Doesn’t mean it <text:span text:style-name="T1">will</text:span><text:span text:style-name="T2"> get easier. Just that it </text:span><text:span text:style-name="T1">can</text:span><text:span text:style-name="T2"> get easier.</text:span></text:p>
      <text:p text:style-name="P2"><text:span text:style-name="T2"><text:tab/>I think it all has to do with the thought process of how a person becomes what they want to become. They wish people would do what they would do, and then allow things to come across as they want it to happen. Life comes and goes long before and after you wish anything to occur. It’s a thing. It happens. Life will always do that to you. It’s not meant to let you down. It’s not meant to sink you. Life will happen and everything will come to an eventual close.</text:span></text:p>
      <text:p text:style-name="P2"><text:span text:style-name="T2"><text:tab/></text:span><text:span text:style-name="T3">So where does that leave us? Where do we belong in all of this? I do not know. I’m not sure.</text:span></text:p>
      <text:p text:style-name="P2"><text:span text:style-name="T3"><text:tab/>That’s why life is full of uncertainties. You never know what will happen. You never understand or grasp anything which will fully take place in your life without the thought process that it will come to an end.</text:span></text:p>
      <text:p text:style-name="P2"><text:span text:style-name="T3"><text:tab/>It’s what happens in life. It all comes to an end. There is no going back. You cannot fix the past, you can only move forward. Move forward and see everything that is out there. So deal with it. Understand that everything which happens, happens. Sometimes you have control over it, other times you don’t.</text:span></text:p>
      <text:p text:style-name="P2"><text:span text:style-name="T3"><text:tab/>Let it be.</text:span></text:p>
      <text:p text:style-name="P2"><text:span text:style-name="T3"><text:tab/>Allow yourself to breathe.</text:span></text:p>
      <text:p text:style-name="P2"><text:span text:style-name="T3"><text:tab/>Simply l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6a21" officeooo:paragraph-rsid="001f6a2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1:54:13.125510270</meta:creation-date>
    <dc:date>2018-09-21T12:09:05.538364173</dc:date>
    <meta:editing-duration>PT2M22S</meta:editing-duration>
    <meta:editing-cycles>1</meta:editing-cycles>
    <meta:document-statistic meta:table-count="0" meta:image-count="0" meta:object-count="0" meta:page-count="1" meta:paragraph-count="15" meta:word-count="675" meta:character-count="3544" meta:non-whitespace-character-count="2873"/>
    <meta:generator>LibreOffice/5.1.6.2$Linux_X86_64 LibreOffice_project/10m0$Build-2</meta:generator>
  </office:meta>
</office:document-meta>
</file>